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 delta:insertion-change-idref="ct1" delta:insertion-type="insert-with-content">
      <style:table-column-properties style:column-width="11.333cm" style:rel-column-width="436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ac:change001="ct1,modify,style:name,Table1.C1" style:name="Table1.B1" style:family="table-cell">
      <style:table-cell-properties fo:padding="0.097cm" fo:border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Column Deletion</text:h>
      <text:p text:style-name="Text_20_body">In this example, the following table will have a column deleted.</text:p>
      <table:table table:name="Table1" table:style-name="Table1">
        <table:table-column table:style-name="Table1.A"/>
        <table:table-column table:style-name="Table1.B"/>
        <delta:removed-content delta:removal-change-idref="ct1">
          <table:table-column table:style-name="Table1.B"/>
        </delta:removed-content>
        <table:table-row>
          <table:table-cell table:style-name="Table1.A1" office:value-type="string">
            <text:p text:style-name="Table_20_Contents">Cell 1</text:p>
          </table:table-cell>
          <table:table-cell table:style-name="Table1.B1" office:value-type="string">
            <text:p text:style-name="Table_20_Contents">Cell 2</text:p>
          </table:table-cell>
          <delta:removed-content delta:removal-change-idref="ct1">
            <table:table-cell table:style-name="Table1.C1" office:value-type="string">
              <text:p text:style-name="Table_20_Contents">Delete me</text:p>
            </table:table-cell>
          </delta:removed-content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8:00:03</meta:creation-date>
    <meta:document-statistic meta:table-count="1" meta:image-count="0" meta:object-count="0" meta:page-count="1" meta:paragraph-count="5" meta:word-count="20" meta:character-count="106"/>
    <dc:date>2010-06-24T18:00:57</dc:date>
    <dc:creator>Tristan Mitchell</dc:creator>
    <meta:editing-duration>PT00H00M55S</meta:editing-duration>
    <meta:editing-cycles>1</meta:editing-cycles>
    <meta:generator>OpenOffice.org/3.2$Unix OpenOffice.org_project/320m18$Build-9502</meta:generator>
  </office:meta>
</office:document-meta>
</file>